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4/08/2021</text:span></text:p>
      <text:p text:style-name="P9"/>
      <text:p text:style-name="P10">RECIBI CONFORME</text:p>
      <text:p text:style-name="P9"/>
      <text:p text:style-name="P11">CLIENTE: SERVICIOS GENERALES SANTA URSULA S.A.C.</text:p>
      <text:p text:style-name="P12">CANT. TOTAL DE CAJAS: 4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ALTO SIHUAS</text:span></text:p>
      <text:p text:style-name="P5"/>
      <text:p text:style-name="P5">Recojo: <text:span text:style-name="T3">VIZA RAMOS BELISA MARIBEL</text:span></text:p>
      <text:p text:style-name="P5">Recojo: <text:span text:style-name="T3">VIZA RAMOS JESUS ISIDRO</text:span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3T20:55:4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